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stroke-linejoin="round" draw:fill="solid" draw:fill-color="#80ffff"/>
    </style:style>
    <style:style style:name="gr2" style:family="graphic" style:parent-style-name="standard">
      <style:graphic-properties draw:stroke="none" svg:stroke-width="0.028cm" draw:stroke-linejoin="round" draw:fill="solid" draw:fill-color="#800080"/>
    </style:style>
    <style:style style:name="gr3" style:family="graphic" style:parent-style-name="standard">
      <style:graphic-properties draw:stroke="none" svg:stroke-width="0.028cm" draw:stroke-linejoin="round" draw:fill="solid" draw:fill-color="#00ffff"/>
    </style:style>
    <style:style style:name="gr4" style:family="graphic" style:parent-style-name="standard">
      <style:graphic-properties draw:stroke="none" svg:stroke-width="0.028cm" draw:stroke-linejoin="round" draw:fill="solid" draw:fill-color="#80ff80"/>
    </style:style>
    <style:style style:name="gr5" style:family="graphic" style:parent-style-name="standard">
      <style:graphic-properties draw:stroke="none" svg:stroke-width="0.028cm" draw:stroke-linejoin="round" draw:fill="solid" draw:fill-color="#8080ff"/>
    </style:style>
    <style:style style:name="gr6" style:family="graphic" style:parent-style-name="standard">
      <style:graphic-properties draw:stroke="none" svg:stroke-width="0.028cm" draw:stroke-linejoin="round" draw:fill="solid" draw:fill-color="#00ff00"/>
    </style:style>
    <style:style style:name="gr7" style:family="graphic" style:parent-style-name="standard">
      <style:graphic-properties draw:stroke="none" svg:stroke-width="0.028cm" draw:stroke-linejoin="round" draw:fill="solid" draw:fill-color="#ffff00"/>
    </style:style>
    <style:style style:name="gr8" style:family="graphic" style:parent-style-name="standard">
      <style:graphic-properties draw:stroke="none" svg:stroke-width="0.028cm" draw:stroke-linejoin="round" draw:fill="solid" draw:fill-color="#008080"/>
    </style:style>
    <style:style style:name="gr9" style:family="graphic" style:parent-style-name="standard">
      <style:graphic-properties draw:stroke="none" svg:stroke-width="0.028cm" draw:stroke-linejoin="round" draw:fill="solid" draw:fill-color="#ff80ff"/>
    </style:style>
    <style:style style:name="gr10" style:family="graphic" style:parent-style-name="standard">
      <style:graphic-properties draw:stroke="none" svg:stroke-width="0.028cm" draw:stroke-linejoin="round" draw:fill="solid" draw:fill-color="#ffff80"/>
    </style:style>
    <style:style style:name="gr11" style:family="graphic" style:parent-style-name="standard">
      <style:graphic-properties draw:stroke="none" svg:stroke-width="0.028cm" draw:stroke-linejoin="round" draw:fill="solid" draw:fill-color="#0000ff"/>
    </style:style>
    <style:style style:name="gr12" style:family="graphic" style:parent-style-name="standard">
      <style:graphic-properties draw:stroke="none" svg:stroke-width="0.028cm" draw:stroke-linejoin="round" draw:fill="solid" draw:fill-color="#c0c0c0"/>
    </style:style>
    <style:style style:name="gr13" style:family="graphic" style:parent-style-name="standard">
      <style:graphic-properties draw:stroke="none" svg:stroke-width="0.028cm" draw:stroke-linejoin="round" draw:fill="solid" draw:fill-color="#ff00ff"/>
    </style:style>
    <style:style style:name="gr14" style:family="graphic" style:parent-style-name="standard">
      <style:graphic-properties draw:stroke="none" svg:stroke-width="0.028cm" draw:stroke-linejoin="round" draw:fill="solid" draw:fill-color="#800000"/>
    </style:style>
    <style:style style:name="gr15" style:family="graphic" style:parent-style-name="standard">
      <style:graphic-properties draw:stroke="none" svg:stroke-width="0.028cm" draw:stroke-linejoin="round" draw:fill="solid" draw:fill-color="#ff8080"/>
    </style:style>
    <style:style style:name="gr16" style:family="graphic" style:parent-style-name="standard">
      <style:graphic-properties draw:stroke="none" svg:stroke-width="0.028cm" draw:stroke-linejoin="round" draw:fill="solid" draw:fill-color="#008000"/>
    </style:style>
    <style:style style:name="gr17" style:family="graphic" style:parent-style-name="standard">
      <style:graphic-properties draw:stroke="none" svg:stroke-width="0.028cm" draw:stroke-linejoin="round" draw:fill="solid" draw:fill-color="#ff0000"/>
    </style:style>
    <style:style style:name="gr18" style:family="graphic" style:parent-style-name="standard">
      <style:graphic-properties draw:stroke="none" svg:stroke-width="0.028cm" draw:stroke-linejoin="round" draw:fill="solid" draw:fill-color="#000080"/>
    </style:style>
    <style:style style:name="gr19" style:family="graphic" style:parent-style-name="standard">
      <style:graphic-properties draw:stroke="none" svg:stroke-width="0.028cm" draw:stroke-linejoin="round" draw:fill="solid" draw:fill-color="#808000"/>
    </style:style>
    <style:style style:name="gr20" style:family="graphic" style:parent-style-name="standard">
      <style:graphic-properties draw:stroke="none" svg:stroke-width="0.028cm" draw:stroke-linejoin="round" draw:fill="solid" draw:fill-color="#404040"/>
    </style:style>
    <style:style style:name="gr21" style:family="graphic" style:parent-style-name="standard">
      <style:graphic-properties draw:stroke="none" svg:stroke-width="0.028cm" draw:stroke-linejoin="round" draw:fill="solid" draw:fill-color="#808080"/>
    </style:style>
    <style:style style:name="P1" style:family="paragraph">
      <loext:graphic-properties draw:fill="solid" draw:fill-color="#80ffff"/>
    </style:style>
    <style:style style:name="P2" style:family="paragraph">
      <loext:graphic-properties draw:fill="solid" draw:fill-color="#800080"/>
    </style:style>
    <style:style style:name="P3" style:family="paragraph">
      <loext:graphic-properties draw:fill="solid" draw:fill-color="#00ffff"/>
    </style:style>
    <style:style style:name="P4" style:family="paragraph">
      <loext:graphic-properties draw:fill="solid" draw:fill-color="#80ff80"/>
    </style:style>
    <style:style style:name="P5" style:family="paragraph">
      <loext:graphic-properties draw:fill="solid" draw:fill-color="#8080ff"/>
    </style:style>
    <style:style style:name="P6" style:family="paragraph">
      <loext:graphic-properties draw:fill="solid" draw:fill-color="#00ff00"/>
    </style:style>
    <style:style style:name="P7" style:family="paragraph">
      <loext:graphic-properties draw:fill="solid" draw:fill-color="#ffff00"/>
    </style:style>
    <style:style style:name="P8" style:family="paragraph">
      <loext:graphic-properties draw:fill="solid" draw:fill-color="#008080"/>
    </style:style>
    <style:style style:name="P9" style:family="paragraph">
      <loext:graphic-properties draw:fill="solid" draw:fill-color="#ff80ff"/>
    </style:style>
    <style:style style:name="P10" style:family="paragraph">
      <loext:graphic-properties draw:fill="solid" draw:fill-color="#ffff80"/>
    </style:style>
    <style:style style:name="P11" style:family="paragraph">
      <loext:graphic-properties draw:fill="solid" draw:fill-color="#0000ff"/>
    </style:style>
    <style:style style:name="P12" style:family="paragraph">
      <loext:graphic-properties draw:fill="solid" draw:fill-color="#c0c0c0"/>
    </style:style>
    <style:style style:name="P13" style:family="paragraph">
      <loext:graphic-properties draw:fill="solid" draw:fill-color="#ff00ff"/>
    </style:style>
    <style:style style:name="P14" style:family="paragraph">
      <loext:graphic-properties draw:fill="solid" draw:fill-color="#800000"/>
    </style:style>
    <style:style style:name="P15" style:family="paragraph">
      <loext:graphic-properties draw:fill="solid" draw:fill-color="#ff8080"/>
    </style:style>
    <style:style style:name="P16" style:family="paragraph">
      <loext:graphic-properties draw:fill="solid" draw:fill-color="#008000"/>
    </style:style>
    <style:style style:name="P17" style:family="paragraph">
      <loext:graphic-properties draw:fill="solid" draw:fill-color="#ff0000"/>
    </style:style>
    <style:style style:name="P18" style:family="paragraph">
      <loext:graphic-properties draw:fill="solid" draw:fill-color="#000080"/>
    </style:style>
    <style:style style:name="P19" style:family="paragraph">
      <loext:graphic-properties draw:fill="solid" draw:fill-color="#808000"/>
    </style:style>
    <style:style style:name="P20" style:family="paragraph">
      <loext:graphic-properties draw:fill="solid" draw:fill-color="#404040"/>
    </style:style>
    <style:style style:name="P21" style:family="paragraph">
      <loext:graphic-properties draw:fill="solid" draw:fill-color="#808080"/>
    </style:style>
  </office:automatic-styles>
  <office:body>
    <office:drawing>
      <draw:page draw:name="page1" draw:style-name="dp1" draw:master-page-name="Default">
        <draw:path draw:style-name="gr1" draw:text-style-name="P1" draw:layer="layout" svg:width="0.122cm" svg:height="0.098cm" svg:x="144.86cm" svg:y="0.631cm" svg:viewBox="0 0 123 99" svg:d="M2 53l-2-7v-1-1-1-1-1-1h1v-1-1-1-1-1-1l-1-1v-1-2-1-2l1-1v-1-1-2-1l1-1v-1-1-1-1-1-1-2l-1-1v-2-2h1l3-1h1l3-1h2l2-1h1 2 1l1-1h1 2 1 2 1 2 1 2 1 2 2 2 1 2 2l3 1h2l2-1h2 2 2 2l2-1h1 2 2l1-1h2l2-1h1l1 2v1l-1 2v1 1 2l1 1v1 1 1 1h1 2v-1h1 1v-1h1 2l2-1h1l2 1v1h1l1 4 1 1 1 2h1v1 1l1 1v1 2 1 1 2l1 1v1 1 1 1 1l1 1v1 1l1 2v2 1 1 1h1 1 1 1 1 1 1 1l1 1 1 1h1l1 1 1 1 1 1h2l1 1h1l1 1 1 1h1l2 1 1 1 1 1h1l1 1 1 1h1l1 1v1 1 1h-1v1h-1l-2 1h-3l-1 1h-1l-1 1h-1-1-1-3-1v-1l1-2h-1-3-4v1 1 2 5 1 1h-1v1h-1-1v1h-1l-1-1v2 1 2h-1l-2 1h-1-1v1h-1-1l-1 1h-1-1-2-1v-2h-2v-1h-2l-2-1v-1-1-1-1-1-1-1-1-1l-1-2v-1-1-1-2h-1l-3-2-2 3-4-1 1 2-1 1h1l2 1h1v2 1 1 3l-1 2-2 2-1 1v1 1h1v1h1l3 2v1l-1 1-1 1v1l-1-1h-1l-1-1h-1l-2-1-1-1-1-3-1 1h-1v1h-1v1h-1-1v1h-1-1-1-2-1-2v1l-1 2v1 1l-1 1v1 1 1 1 1l-1 1h-2l-1 1h-2-1-2-2l-1-1h-1l-2-1-2-1h-2l-1-1h-1l-1-2-1-1-2-2-4-6-1-2-2-2-5-7v-1h-1v-1-2-1-2zM2 53z">
          <text:p/>
        </draw:path>
        <draw:path draw:style-name="gr2" draw:text-style-name="P2" draw:layer="layout" svg:width="0.059cm" svg:height="0.061cm" svg:x="144.931cm" svg:y="0.628cm" svg:viewBox="0 0 60 62" svg:d="M0 10v-1-1-3-2l2-1h1l3-1h4l2-1h3 2 1 2 3 1l3 1h2l1 3 1 5 3 2 1 1 2 8v1 1 1 1 1 1h1v2 1 1h1l1 1h1v1l1 1v1 1l-1 1 1 1h1v1h1l1 1h1l1 1v1 1h1v1h1v1h1v1h1v1h1l1 1h2 2l2 1 1-1-1 5v1 1 1 1 1 2 1 1h-1-1-1-1-1l-1 1h-2v-1h-1l-1-1-1-1h-1l-1-1-2-1-1-1h-1l-1-1-2-1-2-1h-1l-1-1-2-1-1-1-1-1h-1l-2-1h-1l-1 1h-1-1-1-1l1-1v-1l-1-2v-2-1-1l-1-1v-1-1-1-1h-1v-1-1-1-2-1-1-1l-1-1v-1-2l-1-1-1-2-1-2-2-4h-1l-2-1h-2l-2 1h-1-1v1h-1l-1 1h-1l-1-1h-1v-2-1-2zM0 10z">
          <text:p/>
        </draw:path>
        <draw:path draw:style-name="gr3" draw:text-style-name="P3" draw:layer="layout" svg:width="0.016cm" svg:height="0.034cm" svg:x="144.948cm" svg:y="0.849cm" svg:viewBox="0 0 17 35" svg:d="M12 1l1-1 1 1 1 8 1 2h-1l1 4-1 1v1l1 2v2 3l1 2v2h-1v2l-3 5-1-1-5-2-2-1h-1-2-2l1-2v-1l2-3 2-3 1-3 2-10 1-3 1-3 1-1h1zM12 1z">
          <text:p/>
        </draw:path>
        <draw:path draw:style-name="gr4" draw:text-style-name="P4" draw:layer="layout" svg:width="0.033cm" svg:height="0.046cm" svg:x="144.897cm" svg:y="0.848cm" svg:viewBox="0 0 34 47" svg:d="M4 35l-1-2v-6l-1-2-1-1v-1l-1-1v-1h1 1 1 1 1v1h1 1l1 1 1 1h1v-1l1-1 1-1v-1h1v-1l1-1 1-1v-1l1-2 1-1 1-1v-2l1-1 1-1v-1h1v-1h1v-1h1v-1l2-2h1l2-2v1 1l1 1v1 1 1h1v1 1 1l1 1v1l1 1v1 1l1 1v1 1l1 1h-1-3l1 2v1 2 2h-1v1 2 1 1l1 2v1l1 1v1 1 1 2 1 1h-1-1-1v1h-1-1l-1 1-2 1-3 3-2-2-1-1-1-1-1-1-1-2-2-1h-1-1l-2-1h-1-1-1-2v-1zM4 35z">
          <text:p/>
        </draw:path>
        <draw:path draw:style-name="gr5" draw:text-style-name="P5" draw:layer="layout" svg:width="0.044cm" svg:height="0.049cm" svg:x="144.887cm" svg:y="0.817cm" svg:viewBox="0 0 45 50" svg:d="M38 3h1 1l3 1h1 1v2 1 1 1 1 1 2 1 1 2l-1 1-2 1h-1l-1 1-2 1h-1l-1 1h-1l-1 1-1 1h-1l-1 2h-1l-1 1-1 2-1 1h-1l-1 1-2 1v1l-1 1h-1v1l-1 1-1 1h-1v1l-1 1h-1v1 1l-1 1-1 1-1 2-1 2h-1v1h-1l-1 1v1-1l-4-4-1-1-1-2-1-1-1-2v-3l-1-2v-3-2-2l1-3 1-2 1-3 1-1 2-3 1-1h1l1-1v-1l2-1 2-2 1-1h1v-1l1-1v-1l1-2 1-1v-2h3v1l-1 1h1 1 1 1 1 1l1 1h1 1 1 1 1 1 1 1 1 1zM38 3z">
          <text:p/>
        </draw:path>
        <draw:path draw:style-name="gr6" draw:text-style-name="P6" draw:layer="layout" svg:width="0.047cm" svg:height="0.093cm" svg:x="144.859cm" svg:y="0.823cm" svg:viewBox="0 0 48 94" svg:d="M31 78h1v1h1v1h1v1h1 1 1 1v1h1v-1h-1v-1h1 1v1 1h-1v1 1h1v1 1 1 1h1v1l1 1v1h1 1v1h1 1v1 1h-1v-1h-1-1v-1h-1-1v-1 1-1-1h-1v-1h-1-1v-1h-1-1v-1h-1-1v-1h-1-1v-1h-1-1v-1h-1v-1 1h1-1v-1h-1v-1-1l-1-1h1-1v-1-1-1-1h1 1v1h1zM39 58v1l1 2v1 1 1 1h1v1 1h1-1 1v1-1 1h1-1 1v1-1 1h1v1h1v1 1h1v1h1v1-1 1 1 1 1l-1 1h-1-1v1-1 1h-1-1v-1 1h-1-1-1 1-1-1-1-1-1v1-1h-1-1v-1h-1 1-1v-1h-1-1v-1h-1v-1h-1v-1 1-1h-1v1-1h1v-1-1-1h-1v-1h1v1-1-1h-1v1h-1l1 1-1 1v1-1h-1v1-1 1h-1 1v1h1-1 1-1 1v1h-1v1 1 1 1h-1v1-1h-1v1l-1-1h-1-1l-1 1h-1v1h-1v1 1h-1v1h-1-1l-1-1h-1-1v-1h-1-1-1-1-1-1v1h-1-1v1h-1-1-1v-1-5-1-3l1-1h1 1v-1h1 1 1 1v-1h1 1 1v-1h1 1 1v-1h-1 1-1 1v1-1h1 1 1v-1 1-1 1l1-1v-1 1l1-1v1-1h1 1-1 1v-1-1h1v-1h1v-1-1-1h1v-1l1-1 1-1h1v1l1-1v1-1h1 1 1 1 1 1l1-1h1 1 2zM40 0l1 1 2 1h-1l-2 2-2 1-1 2h-1l-1 1v1h-1l-1 1-1 2-1 1-2 3-1 3v2 2 3 3 2l1 2 1 2v1l1 2 1 1 4 5 1 1 1 1v1l1 1v1l1 1 1 2v6l1 2v2l1 1v1 1l1 1 1 2 1 1v1h1v1 1 1h1v1 1 1 1 1 1 1l-1 1v1l-1 1v2 1 1 1 3l1 1h-1l-1-1h-1v-1h-1v-1-1-1h-1v-1-1h-1v-1-1-1-1h1 1l1-1h1 1v-1h1l1-1v-1-1-1-1h-1v-1-1-1h-1v-1h-1v-1-1h-1v-1h-1v-1h-1v-1-1h-1v-1-1l-1-1v-1-1-1-1l-1-1v-1-1h-1v-1h-1-1l-1-1h-1l-1-1h-1l-1-1h-1v-1h-1-1v-1h-1l-2-1-1-1v-1h-1v-1-1l-1-1v-2-1-1-1l-1-1h-1 1v-1l-1-1v-1l-1-1-1-1-1-1h-1l-1-1-1-1h-1v-1-1-1l1-1 1-1 1-1v-1l1-1v-1-1l1-1h1 1 2 1 1 1v-1h1v-1-1-1h1v-1h1v-1h1l1-1v-1h1l1-1v-1h1l1-1v-1l1-1h1v-1l1-1 1-1h1v-1zM40 0z">
          <text:p/>
        </draw:path>
        <draw:path draw:style-name="gr7" draw:text-style-name="P7" draw:layer="layout" svg:width="0.028cm" svg:height="0.038cm" svg:x="144.932cm" svg:y="0.794cm" svg:viewBox="0 0 29 39" svg:d="M0 19h1v-1-2h-1v-1l1-1v-1-1l1-1v-1-1-1l-2-3v-1-1-1h1l1-1 1-1h1l2 2 2 1 2 1 6 4 1 1 3 3 1 1v1l1 1 1 2v1l1 1 1 1v1 1h1v1l2 4v1l1 1h-1l-1 1-1 1-1 1-2 1-1 1h-1-1l-1 1h-1-1l-1 1h-1-1-1v1h-1-1-1l-1 1h-1-1l-1 1v-2-1-1-1-1-1-2-1-2-1-1-1h-1l-5-1v-1l1-2v-1zM0 19z">
          <text:p/>
        </draw:path>
        <draw:path draw:style-name="gr8" draw:text-style-name="P8" draw:layer="layout" svg:width="0.028cm" svg:height="0.042cm" svg:x="144.934cm" svg:y="0.839cm" svg:viewBox="0 0 29 43" svg:d="M16 3l-1-2 1-1h1l1 1v1 1 1 1h4l2-1 3 1v1l1 1v1l1 1-1 1-1 1-1 1-1 1-1 3-1 3-3 10-1 3-1 3-2 3-1 3-3 2v-1l-1-2v-1l-1-2v-1-2h-1v-1-1-1-1l-1-1v-1-1-2h-1l-1 1v-2l-1-2v-1l-1-1v-1-2l-1-1v-1-2l-1-2v-1l-1-3-1-1h2l1 1h1v-1h1 2v-1-1h1v-1h1v-1h1 1l3 2 1-1zM16 3z">
          <text:p/>
        </draw:path>
        <draw:path draw:style-name="gr9" draw:text-style-name="P9" draw:layer="layout" svg:width="0.091cm" svg:height="0.072cm" svg:x="144.904cm" svg:y="0.689cm" svg:viewBox="0 0 92 73" svg:d="M92 62l-2-1-4-2-2-1-2-1h-1-1-1v1h-1-1l-1-1h-1-1-1l-1 1-1-1h-1l-1 1h-1l-1-1h-1v1h-1v1h-1v-1h-1-1-1-1-1v1h-1-1l-1 1h-1v-1h-1l-1 1h-1-1-1v1h-2-1-2v-1h-1l-3 1-1-1h-2-1l-2 1h-1l-2 2-1 1-4 4-1 2-2 2h-1v1-1h-1-1l-2-1-2-1-1-1-1-1-1-1h-1l-1-2h-1l-3-3-1-1v-1l-2-1 1-3 2-2 1-2v-1-1-1-1l-1-1v-1-1h1v-1-1h1l1-1 1-1 1-1 2-1h-2l-1-1h-2-1l-2-1h-1-1-1-1l-1 1h-1-1v-1-1-1-1-1l1-1v-1l1-2v-1h1 2 2 1 1l1-1h1l1-1h1v-1l1-1h1l1 3 3 1 1 1h1v1h2l1-1 1-1v-1l-3-2-1-1-1-1v-1-1h1l2-3 1-1v-3-1-2-1h-1l-3-1v-1-2h4l2-2 3 2h1v2 1 1l1 3v2 1 1 1 1 1 1 1h2l2 1 2 1v2h1 1 2l1-1h1 1v-1h1 1 1l2-1h1v-2-1-2h1 1 1l1-1h1v-1-1-5-2-1-1h4 3v2 1h1 3 1 1l1-1h1l1-1h1l3-1h2l1-1v-1l1-1v-1-1h1v-1h1 1 1 1 1v4l1 4 4 12 1 5 1 6v2 5 6zM92 62z">
          <text:p/>
        </draw:path>
        <draw:path draw:style-name="gr10" draw:text-style-name="P10" draw:layer="layout" svg:width="0.045cm" svg:height="0.046cm" svg:x="144.945cm" svg:y="0.746cm" svg:viewBox="0 0 46 47" svg:d="M46 3l-1 3-1 1v1l1 2 1 3-2 4v4l-1 1-1 1-1 2v1l-1 2 1 3v2 1 1 1l-2 3v1 2 1h-3-2v1 1 1h-3l-2 1-1-1h-1v-1l-1-1h-1l-1-1h-1v-1h-1v-1h-1v-1h-1v-1-1h-2l-2 1h-5v1 1l1 2v1h-2-1-1l-2 1h-2l-1-2v-2-2-1-1-1-1-2l-1-1v-1-5-2l-1-3v-4-3-1l-1-2v-5-2h1l3-1h1v1h1 1 1 1v-1h1 1 1 1 1v-1h1v1l1-1h1 1v-1h1 1 1 1 1l1 1h1v-1-1h1l1 1h1 1v-1h1l1 1h1l1-1h1 1 1l1 1h1v-1h1 1 1 1l1 1zM46 3z">
          <text:p/>
        </draw:path>
        <draw:path draw:style-name="gr11" draw:text-style-name="P11" draw:layer="layout" svg:width="0.054cm" svg:height="0.091cm" svg:x="144.872cm" svg:y="0.713cm" svg:viewBox="0 0 55 92" svg:d="M8 90v1h-1 1-1v1h-1-1v-1l-1-3-1-13 2-10 1-5v-2l2-9v-1-1-1-1-1-1-1-1-1-1-1-2-1-2-1-1-1l-1-1v-1-3-2-1l-1-1v-1-1l-1-3-1-3v-1-1h-1l-1-2-1-2-1-3 1-2 1-2 1 2 4 6 2 2 1 1 1 1 1 1h1l2 1 2 1h2l1 1h1l2 1h2 1l2-1h1l2-1h1v-1h1 1l1-1h1 1 1 1 2l2 1h1l1 1h2l-2 1-1 1-1 1-1 1-1 1v1 1 1 1 1 1 1 1l-1 2-1 2-2 3 2 1v1l1 1 3 3h1l2 2 1 1 1 1 1 1 2 1 2 1h1 1v1l-1 2-1 3-1 1-1 2v2 1 1 1 1 1 1h-1l-1 1-2 1-2 1-1 1-2 1-3 1-1 1-1 1-2 3-1 2-1 2-2 1-1 1-1 1-3 2-1 1-1 1v1h-1-1l-1-1-1-1-1-1-1-1-1 1-1 1-1 1h-1l-2 1h-1v1 1l2 1h-1-1-1-1v-1zM8 90z">
          <text:p/>
        </draw:path>
        <draw:path draw:style-name="gr12" draw:text-style-name="P12" draw:layer="layout" svg:width="0.052cm" svg:height="0.047cm" svg:x="144.883cm" svg:y="0.777cm" svg:viewBox="0 0 53 48" svg:d="M49 44h-1-1-3-1-1-1l-1-1h-1-1-1-1-1-1-1-1-1-1l-1-1h-1-1-1-1v-1-1h-3v1 1l-1 2-1 1v1l-1 2-2-1-1-1 1-1v-1-1-1-1-1-2h-1v-1-1-1-1l-1-1v-1-1l-2-1-1-1-1-1h-1-1v-1h-1-1-2-3l-1-1h-1v-2h1 2l1-1h1l1-1 1-1 1-1v1h1v1l1 1h1l1 1h1v1-2l1-1h1l1-1 2-2 2-1 1-1 1-1 1-2 2-2 2-3 1-1 1-1 2-1 2-1 2-1 2-1 2-1v-1h1v-1h1 1v1 1 1l1 2 1 1 2 2 1 2 2 1 1 1v1h1v1 1 1h1l1 1-2 1-1 1v1h-1v1l1 1 1 3v1 1 1 1l-1 1v1 1 1h-1 1l1 1-1 1v1h1-1v1 1 1 1 1 1 2zM49 44z">
          <text:p/>
        </draw:path>
        <draw:path draw:style-name="gr13" draw:text-style-name="P13" draw:layer="layout" svg:width="0.062cm" svg:height="0.051cm" svg:x="144.961cm" svg:y="0.813cm" svg:viewBox="0 0 63 52" svg:d="M9 12h1 1 3l2-1 3-1v1h2l1-1h1 2l2-1h1 1v-1-1-1-1-1-1l1-1v-1h1l1-1v1 1l1 1 1 2v3 2 1l2 3 1 3 1 2v2l2 1 1 1v1l1 2 1 2 2 6 1 2 1 1 1 3 1 2 1 1v1h1 1 1l2-1h1l2 1 2 1v2l3 5-6-1-3-1-6-2-2-2-1-1-2-4-2-4-3-3-4-4-4-2-3-1h-2l-3-1h-3l-3 1-3 1-3 1-2 1-2 2-4 3-1-1-1-1v-1-1-2l1-2v-1-1-1h1v-1-1-1-1h1v-1-2-1-1l-1-1h1l2-1h4zM9 12z">
          <text:p/>
        </draw:path>
        <draw:path draw:style-name="gr14" draw:text-style-name="P14" draw:layer="layout" svg:width="0.021cm" svg:height="0.02cm" svg:x="144.942cm" svg:y="0.823cm" svg:viewBox="0 0 22 21" svg:d="M7 19l-1 1-3-2h-1v-1-2l-1-2v-1l-1-2v-1l1-1h2 1l1-1h1 1v-1h2 1 1l1-1h1v-1h1l1-1 1-1 1-1 1-1h1l1 1v1l1 1 1 1v1 1 1 1l-1 2v1 1 1l-1 1v1 1 1l-1 2v2h-1-3-2-4v-1h1v-1-1-1l-1-1h-1l-2 1 2 2zM7 19z">
          <text:p/>
        </draw:path>
        <draw:path draw:style-name="gr15" draw:text-style-name="P15" draw:layer="layout" svg:width="0.038cm" svg:height="0.045cm" svg:x="144.96cm" svg:y="0.629cm" svg:viewBox="0 0 39 46" svg:d="M0 0l3 1 7 2h1l3 2h2l1 1h2l1 1h2 1 1l2 1h1 1 1 1 1 1 1 1 1 1 1 1 1v1 1 1 1l-1 1v1 1l-1 1v1 1 1 2h-1v2 1 1l-1 1v1 3l-1 1v2 1l-1 1v2 1 1h-1v2 1 1l-1 1v2h-1-2-2l-2-1h-1l-1-1h-1v-1h-1v-1h-1v-1l-1-1v-1l-1-1h-1l-1-1h-1v-1l-1-1h-1l1-1v-1-1-1h-1v-1h-1v-1h-1l-1-1v-1-1-1l-1-1v-1-1-1-1-1l-2-8v-1l-1-1-3-1-1-5zM0 0z">
          <text:p/>
        </draw:path>
        <draw:path draw:style-name="gr16" draw:text-style-name="P16" draw:layer="layout" svg:width="0.026cm" svg:height="0.053cm" svg:x="144.923cm" svg:y="0.749cm" svg:viewBox="0 0 27 54" svg:d="M3 34l-1-2v-1-1-1h-1l-1-1v-1-1-1-1l1-1v-1-2l1-2 1-2 1-2 1-1v-1l2-2 1-2 4-3 2-1 2-2 1-1 1-1h1 3v1 2l1 5v2 2 2l1 5v2 2l1 5v1 1 1 2 1 1 1 1l1 2v1 1 1 1 1 1 1 1 1 1 3 2h1-2l-6-4-1-1-2-1-3-2-1-1-1-1v-1-1h-1v-1l-1-1-2-2-1-1-2-3zM3 34z">
          <text:p/>
        </draw:path>
        <draw:path draw:style-name="gr17" draw:text-style-name="P17" draw:layer="layout" svg:width="0.014cm" svg:height="0.027cm" svg:x="144.929cm" svg:y="0.817cm" svg:viewBox="0 0 15 28" svg:d="M8 0l1 1v1 1 1 2 1 2 1 1 1 2 1h1 1 1v-1h1v2 2l1 1v1l1 2v1h-1v1h-1v1h-1l-1 1v2h-1l-2-1 1 1h-1-1-1l-2-1-1-1-1-1h-1-1v-1h1v-1-1l1-1v-1-1-1-1-2-1l1-1v-1l-1-1h1v-1-1-1-1-1-2h1l-1-1v-2-1zM8 0z">
          <text:p/>
        </draw:path>
        <draw:path draw:style-name="gr18" draw:text-style-name="P18" draw:layer="layout" svg:width="0.043cm" svg:height="0.041cm" svg:x="144.949cm" svg:y="0.784cm" svg:viewBox="0 0 44 42" svg:d="M25 9l2-1h1 2v-1-1l1-1h2 3l1 1h1 1v-1h1v1l1 1v1 1 2l1 1v1 3l1 1v1 3 1 1 3l1 2v1h-1l-1 1v1l-1 1v1 1 1 1l1 1h-1-1l-1 1h-2l-1 1h-2-1l-1 1-1-2-3 1v1h-2-3-1-1v2h-3-3-1v-1-1h-1v-1l-1-1v-1l-2-4h-1v-1-1l-1-1v-1l-1-1v-1l-2-2v-1-1l-1-1h-1l-2-3-1-1v-1-4-1-1-1-1-1-1-1h2 2 2 1 2v-1h-1v-2-1l-1-1 5-1h2 1 1v1h1v1l1 1 1 1h1l1 1 1 1 1 1h1l1 1zM25 9z">
          <text:p/>
        </draw:path>
        <draw:path draw:style-name="gr19" draw:text-style-name="P19" draw:layer="layout" svg:width="0.061cm" svg:height="0.17cm" svg:x="144.819cm" svg:y="0.634cm" svg:viewBox="0 0 62 171" svg:d="M14 0l3 1h2l1 1h3l3 1 5 1h3 2 2 2l2-1 1 2v2 2 1 1h1v2 1 1h-1v1 2l-1 1v1 2 1 2 1 2 1 1 1 1 1 1 1 1h-1l1 1v1 1 1 1 1 1l1 6 4 13v1l1 1v2 1 1 1l5 7 2 3-1 2-1 1 2 3 1 2 1 3v1l1 1 1 3v2l1 1v1 1 1 2 1l1 2v2 1 1 2 2 3l1 1v1 1 1 1 1 1 1 1h-1v1 1l-1 8-1 3-1 5-2 9 2 13v4h-1-1v1h-1v-1h-1v-1h-1v1h-1l-1-1h-1-1v-1h-1-1-1v-1h-1-1-1-1-1-1-1-1-1l-1-1h-1-1v-1-1-1-1-1-1-1-1h1v-1-1-1-1h1l-1-1h1l-1-1h1v-1-1h-1v-1-1h-1v-1-1-1-1-1l-1-1h1-1v-1-1h-1v-1-1-1h-1v-1-1-1h-1v-1-1-1-1l-1-1v-1-1-1h-1 1v-1-1-1-1-1h1-1v-1-1h-1v-1-1-1-1-1-1-1h-1v-1h-1v-1-1-1-1-1h1v-1-1h1l-1-1h1-1 1v-1-1h1v-1-1-1h1-1v-1-1h1-1v-1h1v-1-1-1-1-1h-1v-1h1v-1 1-1h-1v-1h1v-1h-1v-1h1 1v-1h1v-1h1v-1-1-1-1h1v-1-1-1h-1 1v-1-1l-1-1v-1h-1-1v-1h-1v-1h-1v-1h-1v-1-1-1-1-1l-1-1v-1h-1v-1h-1-1v-1 1-1h-1v-1h-1-1v-1 1-1h-1v-1h-1-1v-1h-1v-1h-1-1v-1-1-1h-1v-1-1h1v-1-1-1-1h1v-1-1-1l1-1h-1 1-1v-1h1-1 1-1v-1-1-1h-1v-1h1v-1h-1v-1h1-1 1v-1-1-1-1h-1 1-1v-1-1h1l-1-1h1-1v1h-1-1v1h-1v1h-1-1v1 1h-1v1 1h-1v1h-1-1-1v-1h-1v1-1h-1v1h-1v1h-1-1l1-5 2-8 1-2 1-4 2-3 1-3h1l2-2h1l1-1v-1-2-3l-1-3zM14 0z">
          <text:p/>
        </draw:path>
        <draw:path draw:style-name="gr20" draw:text-style-name="P20" draw:layer="layout" svg:width="0.034cm" svg:height="0.036cm" svg:x="144.896cm" svg:y="0.835cm" svg:viewBox="0 0 35 37" svg:d="M29 13l-2 2h-1l-1 2-1 1h-1v1h-1v1l-1 1-1 1v1l-1 2-1 1v1l-1 2-1 1v1h-1v1h-1v1h-1v1l-1 1v1h-1v1h-1v-1h-1v-1h-1-1v-1h-1-1-1-1-1-1l-1-2v-1h1v-1h1v-1l1-1 1-1 1-1 1-2v-1h1v-1-1h1v-1h1v-1h1v-1l1-1h1v-1h1l1-1 2-2 1-1 2-1 1-2 1-1h1l1-1v-1h1v-1h1 1l1-1h1v-1h1l1-1h2v-1l2-1h1v1 1 1 2l-1 1v1h-1l1 1-1 1-1 1-1 1-1 1zM29 13z">
          <text:p/>
        </draw:path>
        <draw:path draw:style-name="gr21" draw:text-style-name="P21" draw:layer="layout" svg:width="0.02cm" svg:height="0.045cm" svg:x="144.925cm" svg:y="0.843cm" svg:viewBox="0 0 21 46" svg:d="M9 2v1 1l1 2 1 1v2l1 2v1l1 2v1 1 1h1v1 2l1 2h1 1v1 2 1 1h1v1 1 1 1l1 1v2 1l1 1v2l1 1-3 2-1 1-2 1-4 1-3 1-3 1v-2l-1-2v-1-1-1-1l-1-1v-1-1l-1-1v-1l1-2v-1l1-1v-1l-1-2v-1-2h2 1v-1l-1-1v-1-1l-1-1v-2l-1-1v-1-1l-1-1v-1-1l-1-1v-1-1l-1-1v-1l1-1h1l1-1 1-1v-1l1-1h1 2v2zM9 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8.167cm" fo:page-height="102.3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19T04:21:16.635439697</dc:date>
    <meta:editing-duration>PT17M26S</meta:editing-duration>
    <meta:editing-cycles>2</meta:editing-cycles>
    <meta:generator>LibreOffice/5.0.2.2$Linux_X86_64 LibreOffice_project/00m0$Build-2</meta:generator>
    <meta:document-statistic meta:object-count="21"/>
  </office:meta>
</office:document-meta>
</file>